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5cm" draw:fill="none" draw:textarea-vertical-align="middle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left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0.3cm" svg:height="18.6cm" svg:x="1.2cm" svg:y="1.2cm"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1677.974302456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1" draw:id="id1" draw:layer="layout" svg:width="5.1cm" svg:height="1.501cm" svg:x="1.9cm" svg:y="14.693cm">
          <text:p text:style-name="P1">Blink.elf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7cm" svg:height="1.555cm" svg:x="2.1cm" svg:y="17.606cm">
          <text:p text:style-name="P1">g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7cm" svg:height="1.555cm" svg:x="2.1cm" svg:y="11.7cm">
          <text:p text:style-name="P1">g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45cm" svg:y1="16.194cm" svg:x2="4.45cm" svg:y2="17.606cm" draw:start-shape="id1" draw:end-shape="id2" draw:end-glue-point="0" svg:d="m4450 16194v1412" svg:viewBox="0 0 1 1413">
          <text:p/>
        </draw:connector>
        <draw:connector draw:style-name="gr3" draw:text-style-name="P1" draw:layer="layout" draw:type="line" svg:x1="4.45cm" svg:y1="13.255cm" svg:x2="4.45cm" svg:y2="14.693cm" draw:start-shape="id3" draw:end-shape="id1" draw:end-glue-point="0" svg:d="m4450 13255v1438" svg:viewBox="0 0 1 1439">
          <text:p/>
        </draw:connector>
        <draw:custom-shape draw:style-name="gr4" draw:text-style-name="P1" draw:layer="layout" svg:width="5.7cm" svg:height="7.3cm" svg:x="22.8cm" svg:y="10.9cm">
          <text:p text:style-name="P1">mbed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" draw:text-style-name="P1" draw:layer="layout" draw:type="line" svg:x1="6.8cm" svg:y1="18.383cm" svg:x2="9.4cm" svg:y2="18.399cm" draw:start-shape="id2" draw:end-shape="id4" svg:d="m6800 18383 2600 16" svg:viewBox="0 0 2601 17">
          <text:p/>
        </draw:connector>
        <draw:custom-shape draw:style-name="gr4" draw:text-style-name="P1" draw:layer="layout" svg:width="5.2cm" svg:height="2.7cm" svg:x="23.1cm" svg:y="14.2cm">
          <text:p text:style-name="P1">CMSIS-D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7.843cm" svg:height="1.428cm" svg:x="6.7cm" svg:y="1.2cm">
          <draw:text-box>
            <text:p>Debian GNU/Linux</text:p>
          </draw:text-box>
        </draw:frame>
        <draw:custom-shape draw:style-name="gr2" draw:text-style-name="P1" xml:id="id6" draw:id="id6" draw:layer="layout" svg:width="3.3cm" svg:height="1.4cm" svg:x="22.6cm" svg:y="15.9cm">
          <text:p text:style-name="P1">US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9.6cm" svg:y1="18.45cm" svg:x2="22.6cm" svg:y2="16.6cm" draw:start-shape="id5" draw:start-glue-point="1" draw:end-shape="id6" svg:d="m19600 18450c2251 0 752-1850 3000-1850" svg:viewBox="0 0 3001 1851">
          <text:p/>
        </draw:connector>
        <draw:custom-shape draw:style-name="gr4" draw:text-style-name="P1" xml:id="id8" draw:id="id8" draw:layer="layout" svg:width="12cm" svg:height="8.3cm" svg:x="7.7cm" svg:y="2.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5.7cm" svg:height="6cm" svg:x="1.6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18cm" svg:height="2.4cm" svg:x="2.887cm" svg:y="3.3cm">
          <text:p text:style-name="P1">main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4.964cm" svg:height="2.4cm" svg:x="1.968cm" svg:y="5.9cm">
          <text:p text:style-name="P1">gcc4mbed.c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1" draw:layer="layout" svg:width="4.6cm" svg:height="1.7cm" svg:x="14.6cm" svg:y="8.1cm">
          <text:p text:style-name="P1">libmbed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21cm" svg:height="1.7cm" svg:x="8.779cm" svg:y="5.2cm">
          <text:p text:style-name="P1">startup_LPC17xx.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2cm" svg:height="1.7cm" svg:x="8.8cm" svg:y="7.2cm">
          <text:p text:style-name="P1">cmsis_nvic.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2cm" svg:height="1.7cm" svg:x="8.8cm" svg:y="9.2cm">
          <text:p text:style-name="P1">core_cm3.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21cm" svg:height="1.7cm" svg:x="8.8cm" svg:y="3.2cm">
          <text:p text:style-name="P1">system_LPC17xx.o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8.1cm" svg:height="2.402cm" svg:x="9.4cm" svg:y="17.198cm">
          <text:p text:style-name="P1">gdbserver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4.3cm" svg:height="1.5cm" svg:x="15.3cm" svg:y="17.7cm">
          <text:p text:style-name="P1">pyOC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4.45cm" svg:y1="8.9cm" svg:x2="4.45cm" svg:y2="11.7cm" draw:start-shape="id7" draw:start-glue-point="2" draw:end-shape="id3" svg:d="m4450 8900v2800" svg:viewBox="0 0 1 2801">
          <text:p/>
        </draw:connector>
        <draw:connector draw:style-name="gr3" draw:text-style-name="P1" draw:layer="layout" draw:type="curve" svg:x1="13.7cm" svg:y1="11.2cm" svg:x2="6.8cm" svg:y2="12.477cm" draw:start-shape="id8" draw:start-glue-point="2" draw:end-shape="id3" svg:d="m13700 11200c0 852-2300 1277-6900 1277" svg:viewBox="0 0 6901 12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24pt" fo:font-style="normal" fo:text-shadow="none" style:text-underline-style="none" fo:font-weight="normal" style:letter-kerning="true" style:font-name-asian="VL ゴシック" style:font-size-asian="2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9-13T10:13:54.244705253</dc:date>
    <dc:creator>Okabe Kiwamu</dc:creator>
    <meta:editing-duration>PT1H53M21S</meta:editing-duration>
    <meta:editing-cycles>170</meta:editing-cycles>
    <meta:generator>LibreOffice/4.1.1.2$Linux_X86_64 LibreOffice_project/410m0$Build-2</meta:generator>
    <meta:document-statistic meta:object-count="25"/>
  </office:meta>
</office:document-meta>
</file>